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333333" draw:fill="none" draw:fill-color="#ff3366" draw:opacity="45%" draw:textarea-horizontal-align="justify" draw:textarea-vertical-align="middle" draw:auto-grow-height="false" draw:shadow-opacity="45%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333333" draw:fill="solid" draw:fill-color="#ff3366" draw:opacity="45%" draw:textarea-horizontal-align="justify" draw:textarea-vertical-align="middle" draw:auto-grow-height="false" draw:shadow-opacity="45%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333333" draw:fill="solid" draw:fill-color="#00dcff" draw:opacity="35%" draw:textarea-horizontal-align="justify" draw:textarea-vertical-align="middle" draw:auto-grow-height="false" draw:shadow-opacity="35%"/>
    </style:style>
    <style:style style:name="gr6" style:family="graphic" style:parent-style-name="standard">
      <style:graphic-properties svg:stroke-color="#333333" draw:fill="none" draw:textarea-horizontal-align="justify" draw:textarea-vertical-align="middle" draw:auto-grow-height="false"/>
    </style:style>
    <style:style style:name="gr7" style:family="graphic" style:parent-style-name="standard">
      <style:graphic-properties svg:stroke-color="#333333" draw:fill="none" draw:fill-color="#23ff23" draw:opacity="50%" draw:textarea-horizontal-align="justify" draw:textarea-vertical-align="middle" draw:auto-grow-height="false" draw:shadow-opacity="50%"/>
    </style:style>
    <style:style style:name="gr8" style:family="graphic" style:parent-style-name="standard">
      <style:graphic-properties svg:stroke-color="#333333" draw:fill="solid" draw:fill-color="#23ff23" draw:opacity="50%" draw:textarea-horizontal-align="justify" draw:textarea-vertical-align="middle" draw:auto-grow-height="false" draw:shadow-opacity="50%"/>
    </style:style>
    <style:style style:name="gr9" style:family="graphic" style:parent-style-name="standard">
      <style:graphic-properties svg:stroke-width="0.08cm" svg:stroke-color="#0000ff" draw:marker-start-width="0.32cm" draw:marker-end-width="0.32cm" draw:fill="solid" draw:fill-color="#c0c0c0" draw:textarea-horizontal-align="justify" draw:textarea-vertical-align="middle" draw:auto-grow-height="false" fo:padding-top="0.165cm" fo:padding-bottom="0.165cm" fo:padding-left="0.29cm" fo:padding-right="0.29cm"/>
    </style:style>
    <style:style style:name="gr10" style:family="graphic" style:parent-style-name="standard">
      <style:graphic-properties svg:stroke-color="#333333" draw:fill="solid" draw:fill-color="#ffff00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svg:stroke-width="0.05cm" svg:stroke-color="#7e0021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color="#333333" draw:fill="solid" draw:fill-color="#ff950e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xml:id="id2" draw:id="id2">
            <draw:custom-shape draw:style-name="gr1" draw:text-style-name="P2" draw:layer="layout" svg:width="3.2cm" svg:height="1.001cm" svg:x="23.201cm" svg:y="3.4cm">
              <text:p text:style-name="P1"><text:span text:style-name="T1">NNout2label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5.3cm" svg:height="1.6cm" svg:x="22.2cm" svg:y="3.1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" draw:text-style-name="P2" xml:id="id1" draw:id="id1" draw:layer="layout" svg:width="3.015cm" svg:height="1.001cm" svg:x="23.285cm" svg:y="1.2cm">
            <text:p text:style-name="P1"><text:span text:style-name="T1">test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24.792cm" svg:y1="2.201cm" svg:x2="24.85cm" svg:y2="3.101cm" draw:start-shape="id1" draw:start-glue-point="2" draw:end-shape="id2" draw:end-glue-point="0" svg:d="m24792 2201 58 900">
            <text:p/>
          </draw:connector>
        </draw:g>
        <draw:g>
          <draw:custom-shape draw:style-name="gr2" draw:text-style-name="P1" xml:id="id9" draw:id="id9" draw:layer="layout" svg:width="5.5cm" svg:height="12.702cm" svg:x="15.8cm" svg:y="3.1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3" draw:id="id3" draw:layer="layout" svg:width="4.6cm" svg:height="1.001cm" svg:x="16.3cm" svg:y="6.999cm">
            <text:p text:style-name="P1"><text:span text:style-name="T1">get_confusion_matri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xml:id="id8" draw:id="id8" draw:layer="layout" svg:width="3.7cm" svg:height="0.9cm" svg:x="16.7cm" svg:y="1.2cm">
            <text:p text:style-name="P2">cross_validate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10" draw:id="id10" draw:layer="layout" svg:width="3.2cm" svg:height="1.001cm" svg:x="17cm" svg:y="3.6cm">
            <text:p text:style-name="P1"><text:span text:style-name="T1">split_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4" draw:id="id4" draw:layer="layout" svg:width="3.801cm" svg:height="1.001cm" svg:x="16.699cm" svg:y="8.698cm">
            <text:p text:style-name="P1"><text:span text:style-name="T1">get_error_r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18.6cm" svg:y1="8cm" svg:x2="18.599cm" svg:y2="8.698cm" draw:start-shape="id3" draw:start-glue-point="2" draw:end-shape="id4" draw:end-glue-point="0" svg:d="m18600 8000-1 698">
            <text:p/>
          </draw:connector>
          <draw:custom-shape draw:style-name="gr6" draw:text-style-name="P2" xml:id="id7" draw:id="id7" draw:layer="layout" svg:width="4cm" svg:height="1.2cm" svg:x="16.7cm" svg:y="14.1cm">
            <text:p text:style-name="P1"><text:span text:style-name="T1">get_F1_measure</text:span></text:p>
            <text:p text:style-name="P1"><text:span text:style-name="T1">(x6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xml:id="id6" draw:id="id6" draw:layer="layout" svg:width="4.1cm" svg:height="1.099cm" svg:x="16.6cm" svg:y="12.201cm">
            <text:p text:style-name="P1"><text:span text:style-name="T1">get_precision_rate</text:span></text:p>
            <text:p text:style-name="P1"><text:span text:style-name="T1">(x6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5" draw:id="id5" draw:layer="layout" svg:width="3.2cm" svg:height="1.2cm" svg:x="17cm" svg:y="10.3cm">
            <text:p text:style-name="P1"><text:span text:style-name="T1">get_recall_rate</text:span></text:p>
            <text:p text:style-name="P1"><text:span text:style-name="T1">(x6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18.6cm" svg:y1="11.5cm" svg:x2="18.65cm" svg:y2="12.201cm" draw:start-shape="id5" draw:start-glue-point="2" draw:end-shape="id6" draw:end-glue-point="0" svg:d="m18600 11500 50 701">
            <text:p/>
          </draw:connector>
          <draw:connector draw:style-name="gr4" draw:text-style-name="P1" draw:layer="layout" draw:type="line" svg:x1="18.65cm" svg:y1="13.3cm" svg:x2="18.7cm" svg:y2="14.1cm" draw:start-shape="id6" draw:start-glue-point="2" draw:end-shape="id7" draw:end-glue-point="0" svg:d="m18650 13300 50 800">
            <text:p/>
          </draw:connector>
          <draw:connector draw:style-name="gr4" draw:text-style-name="P1" draw:layer="layout" draw:type="line" svg:x1="18.599cm" svg:y1="9.699cm" svg:x2="18.6cm" svg:y2="10.3cm" draw:start-shape="id4" draw:start-glue-point="2" draw:end-shape="id5" draw:end-glue-point="0" svg:d="m18599 9699 1 601">
            <text:p/>
          </draw:connector>
          <draw:connector draw:style-name="gr4" draw:text-style-name="P1" draw:layer="layout" draw:type="line" svg:x1="18.55cm" svg:y1="2.1cm" svg:x2="18.55cm" svg:y2="3.198cm" draw:start-shape="id8" draw:start-glue-point="2" draw:end-shape="id9" draw:end-glue-point="0" svg:d="m18550 2100v1098">
            <text:p/>
          </draw:connector>
          <draw:custom-shape draw:style-name="gr3" draw:text-style-name="P2" xml:id="id11" draw:id="id11" draw:layer="layout" svg:width="3.015cm" svg:height="1.001cm" svg:x="17.1cm" svg:y="5.299cm">
            <text:p text:style-name="P1"><text:span text:style-name="T1">test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18.6cm" svg:y1="4.601cm" svg:x2="18.607cm" svg:y2="5.299cm" draw:start-shape="id10" draw:start-glue-point="2" draw:end-shape="id11" draw:end-glue-point="0" svg:d="m18600 4601 7 698">
            <text:p/>
          </draw:connector>
          <draw:connector draw:style-name="gr4" draw:text-style-name="P1" draw:layer="layout" draw:type="line" svg:x1="18.607cm" svg:y1="6.3cm" svg:x2="18.6cm" svg:y2="6.999cm" draw:start-shape="id11" draw:start-glue-point="2" draw:end-shape="id3" draw:end-glue-point="0" svg:d="m18607 6300-7 699">
            <text:p/>
          </draw:connector>
        </draw:g>
        <draw:g>
          <draw:custom-shape draw:style-name="gr5" draw:text-style-name="P2" draw:layer="layout" svg:width="3.7cm" svg:height="1.2cm" svg:x="10.1cm" svg:y="16.2cm">
            <text:p text:style-name="P2">cross_validate</text:p>
            <text:p text:style-name="P2">(x10)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13" draw:id="id13" draw:layer="layout" svg:width="5.2cm" svg:height="1.6cm" svg:x="9.3cm" svg:y="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xml:id="id12" draw:id="id12" draw:layer="layout" svg:width="3.111cm" svg:height="1.001cm" svg:x="10.3cm" svg:y="14.1cm">
            <text:p text:style-name="P1"><text:span text:style-name="T1">get_sta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11.855cm" svg:y1="15.101cm" svg:x2="11.9cm" svg:y2="16cm" draw:start-shape="id12" draw:start-glue-point="2" draw:end-shape="id13" draw:end-glue-point="0" svg:d="m11855 15101 45 899">
            <text:p/>
          </draw:connector>
        </draw:g>
        <draw:g>
          <draw:custom-shape draw:style-name="gr9" draw:text-style-name="P2" xml:id="id14" draw:id="id14" draw:layer="layout" svg:width="3.5cm" svg:height="0.8cm" svg:x="3.4cm" svg:y="9.3cm">
            <text:p text:style-name="P2"><text:span text:style-name="T1">ANN_mai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5.5cm" svg:height="7.4cm" svg:x="2.4cm" svg:y="11.3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svg:x1="5.15cm" svg:y1="10.1cm" svg:x2="5.15cm" svg:y2="11.3cm" draw:start-shape="id14" draw:start-glue-point="2" svg:d="m5150 10100v1200">
            <text:p/>
          </draw:connector>
          <draw:custom-shape draw:style-name="gr6" draw:text-style-name="P2" xml:id="id16" draw:id="id16" draw:layer="layout" svg:width="4.2cm" svg:height="1.1cm" svg:x="3cm" svg:y="17.1cm">
            <text:p text:style-name="P1"><text:span text:style-name="T1">plot_F1_measures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" xml:id="id15" draw:id="id15" draw:layer="layout" svg:width="3.111cm" svg:height="1.001cm" svg:x="3.5cm" svg:y="15.4cm">
            <text:p text:style-name="P1"><text:span text:style-name="T1">test_tre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5.055cm" svg:y1="16.401cm" svg:x2="5.1cm" svg:y2="17.1cm" draw:start-shape="id15" draw:start-glue-point="2" draw:end-shape="id16" draw:end-glue-point="0" svg:d="m5055 16401 45 699">
            <text:p/>
          </draw:connector>
          <draw:custom-shape draw:style-name="gr10" draw:text-style-name="P2" xml:id="id17" draw:id="id17" draw:layer="layout" svg:width="3.5cm" svg:height="1.001cm" svg:x="3.3cm" svg:y="11.7cm">
            <text:p text:style-name="P1"><text:span text:style-name="T1">gen_one_an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" xml:id="id18" draw:id="id18" draw:layer="layout" svg:width="3.5cm" svg:height="1.001cm" svg:x="3.299cm" svg:y="13.599cm">
            <text:p text:style-name="P1"><text:span text:style-name="T1">gen_six_an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draw:type="line" svg:x1="5.05cm" svg:y1="12.701cm" svg:x2="5.049cm" svg:y2="13.599cm" draw:start-shape="id17" draw:start-glue-point="2" draw:end-shape="id18" draw:end-glue-point="0" svg:d="m5050 12701-1 898">
            <text:p/>
          </draw:connector>
          <draw:connector draw:style-name="gr4" draw:text-style-name="P1" draw:layer="layout" draw:type="line" svg:x1="5.049cm" svg:y1="14.6cm" svg:x2="5.055cm" svg:y2="15.4cm" draw:start-shape="id18" draw:start-glue-point="2" draw:end-shape="id15" draw:end-glue-point="0" svg:d="m5049 14600 6 800">
            <text:p/>
          </draw:connector>
        </draw:g>
        <draw:g>
          <draw:custom-shape draw:style-name="gr6" draw:text-style-name="P2" xml:id="id21" draw:id="id21" draw:layer="layout" svg:width="4.71cm" svg:height="1.001cm" svg:x="9.348cm" svg:y="7.699cm">
            <text:p text:style-name="P1"><text:span text:style-name="T1">config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xml:id="id22" draw:id="id22" draw:layer="layout" svg:width="4.135cm" svg:height="0.9cm" svg:x="9.565cm" svg:y="9.5cm">
            <text:p text:style-name="P1"><text:span text:style-name="T1">split_training_v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xml:id="id23" draw:id="id23" draw:layer="layout" svg:width="3.957cm" svg:height="1.001cm" svg:x="9.718cm" svg:y="11.299cm">
            <text:p text:style-name="P1"><text:span text:style-name="T1">tra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xml:id="id20" draw:id="id20" draw:layer="layout" svg:width="3.111cm" svg:height="1.001cm" svg:x="10.101cm" svg:y="5.8cm">
            <text:p text:style-name="P1"><text:span text:style-name="T1">gen_bare_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19" draw:id="id19" draw:layer="layout" svg:width="3.015cm" svg:height="1.001cm" svg:x="10.101cm" svg:y="3.899cm">
            <text:p text:style-name="P1"><text:span text:style-name="T1">ANN_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11.608cm" svg:y1="4.9cm" svg:x2="11.656cm" svg:y2="5.8cm" draw:start-shape="id19" draw:start-glue-point="2" draw:end-shape="id20" draw:end-glue-point="0" svg:d="m11608 4900 48 900">
            <text:p/>
          </draw:connector>
          <draw:connector draw:style-name="gr4" draw:text-style-name="P1" draw:layer="layout" draw:type="line" svg:x1="11.656cm" svg:y1="6.801cm" svg:x2="11.703cm" svg:y2="7.699cm" draw:start-shape="id20" draw:start-glue-point="2" draw:end-shape="id21" draw:end-glue-point="0" svg:d="m11656 6801 47 898">
            <text:p/>
          </draw:connector>
          <draw:connector draw:style-name="gr4" draw:text-style-name="P1" draw:layer="layout" draw:type="line" svg:x1="11.703cm" svg:y1="8.7cm" svg:x2="11.632cm" svg:y2="9.5cm" draw:start-shape="id21" draw:start-glue-point="2" draw:end-shape="id22" draw:end-glue-point="0" svg:d="m11703 8700-71 800">
            <text:p/>
          </draw:connector>
          <draw:connector draw:style-name="gr4" draw:text-style-name="P1" draw:layer="layout" draw:type="line" svg:x1="11.632cm" svg:y1="10.4cm" svg:x2="11.696cm" svg:y2="11.299cm" draw:start-shape="id22" draw:start-glue-point="2" draw:end-shape="id23" draw:end-glue-point="0" svg:d="m11632 10400 64 899">
            <text:p/>
          </draw:connector>
          <draw:custom-shape draw:style-name="gr2" draw:text-style-name="P1" xml:id="id25" draw:id="id25" draw:layer="layout" svg:width="6cm" svg:height="9.3cm" svg:x="8.7cm" svg:y="3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" xml:id="id24" draw:id="id24" draw:layer="layout" svg:width="3.7cm" svg:height="1.301cm" svg:x="9.8cm" svg:y="1.2cm">
            <text:p text:style-name="P1"><text:span text:style-name="T1">gen_one_ann /</text:span></text:p>
            <text:p text:style-name="P1"><text:span text:style-name="T1">gen_six_an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draw:type="line" svg:x1="11.65cm" svg:y1="2.501cm" svg:x2="11.7cm" svg:y2="3.6cm" draw:start-shape="id24" draw:start-glue-point="2" draw:end-shape="id25" svg:d="m11650 2501 50 1099">
            <text:p/>
          </draw:connector>
        </draw:g>
        <draw:g>
          <draw:custom-shape draw:style-name="gr11" draw:text-style-name="P2" xml:id="id26" draw:id="id26" draw:layer="layout" svg:width="2.6cm" svg:height="1.6cm" svg:x="3.8cm" svg:y="1.1cm">
            <text:p text:style-name="P1"><text:span text:style-name="T1">START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2" xml:id="id28" draw:id="id28" draw:layer="layout" svg:width="2.6cm" svg:height="1.6cm" svg:x="3.8cm" svg:y="6.1cm">
            <text:p text:style-name="P1"><text:span text:style-name="T1">END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2" xml:id="id27" draw:id="id27" draw:layer="layout" svg:width="3.5cm" svg:height="0.8cm" svg:x="3.4cm" svg:y="4cm">
            <text:p text:style-name="P2"><text:span text:style-name="T1">ANN_mai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draw:type="line" svg:x1="5.1cm" svg:y1="2.7cm" svg:x2="5.15cm" svg:y2="4cm" draw:start-shape="id26" draw:start-glue-point="6" draw:end-shape="id27" draw:end-glue-point="0" svg:d="m5100 2700 50 1300">
            <text:p/>
          </draw:connector>
          <draw:connector draw:style-name="gr4" draw:text-style-name="P1" draw:layer="layout" draw:type="line" svg:x1="5.15cm" svg:y1="4.8cm" svg:x2="5.1cm" svg:y2="6.1cm" draw:start-shape="id27" draw:start-glue-point="2" draw:end-shape="id28" draw:end-glue-point="4" svg:d="m5150 4800-50 1300">
            <text:p/>
          </draw:connector>
        </draw:g>
        <draw:custom-shape draw:style-name="gr6" draw:text-style-name="P2" draw:layer="layout" svg:width="13.935cm" svg:height="0.9cm" svg:x="7.965cm" svg:y="19.1cm">
          <text:p text:style-name="P1"><text:span text:style-name="T1">Figure 1: Flow chart showing the sequence of invoked function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g>
          <draw:custom-shape draw:style-name="gr11" draw:text-style-name="P2" xml:id="id29" draw:id="id29" draw:layer="layout" svg:width="2.6cm" svg:height="1.6cm" svg:x="4.36cm" svg:y="2.975cm">
            <text:p text:style-name="P1"><text:span text:style-name="T1">START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2" xml:id="id31" draw:id="id31" draw:layer="layout" svg:width="2.6cm" svg:height="1.6cm" svg:x="4.36cm" svg:y="7.975cm">
            <text:p text:style-name="P1"><text:span text:style-name="T1">END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2" xml:id="id30" draw:id="id30" draw:layer="layout" svg:width="3.5cm" svg:height="0.8cm" svg:x="3.96cm" svg:y="5.875cm">
            <text:p text:style-name="P2"><text:span text:style-name="T1">find_best_an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draw:type="line" svg:x1="5.66cm" svg:y1="4.575cm" svg:x2="5.71cm" svg:y2="5.875cm" draw:start-shape="id29" draw:start-glue-point="6" draw:end-shape="id30" draw:end-glue-point="0" svg:d="m5660 4575 50 1300">
            <text:p/>
          </draw:connector>
          <draw:connector draw:style-name="gr4" draw:text-style-name="P1" draw:layer="layout" draw:type="line" svg:x1="5.71cm" svg:y1="6.675cm" svg:x2="5.66cm" svg:y2="7.975cm" draw:start-shape="id30" draw:start-glue-point="2" draw:end-shape="id31" draw:end-glue-point="4" svg:d="m5710 6675-50 1300">
            <text:p/>
          </draw:connector>
        </draw:g>
        <draw:g>
          <draw:custom-shape draw:style-name="gr9" draw:text-style-name="P2" xml:id="id32" draw:id="id32" draw:layer="layout" svg:width="3.5cm" svg:height="0.8cm" svg:x="9.4cm" svg:y="3.3cm">
            <text:p text:style-name="P2"><text:span text:style-name="T1">find_best_ann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xml:id="id34" draw:id="id34" draw:layer="layout" svg:width="3.653cm" svg:height="1.001cm" svg:x="9.347cm" svg:y="5.7cm">
            <text:p text:style-name="P1"><text:span text:style-name="T1">gen_an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xml:id="id33" draw:id="id33" draw:layer="layout" svg:width="5.2cm" svg:height="3.8cm" svg:x="8.6cm" svg:y="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11.15cm" svg:y1="4.1cm" svg:x2="11.2cm" svg:y2="5.3cm" draw:start-shape="id32" draw:start-glue-point="2" draw:end-shape="id33" draw:end-glue-point="0" svg:d="m11150 4100 50 1200">
            <text:p/>
          </draw:connector>
          <draw:custom-shape draw:style-name="gr12" draw:text-style-name="P2" xml:id="id35" draw:id="id35" draw:layer="layout" svg:width="3.653cm" svg:height="1.001cm" svg:x="9.346cm" svg:y="7.599cm">
            <text:p text:style-name="P1"><text:span text:style-name="T1">get_performa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11.173cm" svg:y1="6.701cm" svg:x2="11.172cm" svg:y2="7.599cm" draw:start-shape="id34" draw:start-glue-point="2" draw:end-shape="id35" draw:end-glue-point="0" svg:d="m11173 6701-1 898">
            <text:p/>
          </draw:connector>
        </draw:g>
        <draw:g>
          <draw:custom-shape draw:style-name="gr12" draw:text-style-name="P2" xml:id="id36" draw:id="id36" draw:layer="layout" svg:width="3.653cm" svg:height="1.001cm" svg:x="15.5cm" svg:y="3.199cm">
            <text:p text:style-name="P1"><text:span text:style-name="T1">get_performa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xml:id="id37" draw:id="id37" draw:layer="layout" svg:width="5.2cm" svg:height="9.8cm" svg:x="14.8cm" svg:y="5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xml:id="id38" draw:id="id38" draw:layer="layout" svg:width="3.653cm" svg:height="1.001cm" svg:x="15.6cm" svg:y="5.899cm">
            <text:p text:style-name="P1"><text:span text:style-name="T1">ANN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xml:id="id39" draw:id="id39" draw:layer="layout" svg:width="3.653cm" svg:height="1.001cm" svg:x="15.599cm" svg:y="7.698cm">
            <text:p text:style-name="P1"><text:span text:style-name="T1">config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xml:id="id40" draw:id="id40" draw:layer="layout" svg:width="3.653cm" svg:height="1.001cm" svg:x="15.598cm" svg:y="9.597cm">
            <text:p text:style-name="P1"><text:span text:style-name="T1">split_training_v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xml:id="id41" draw:id="id41" draw:layer="layout" svg:width="3.653cm" svg:height="1.001cm" svg:x="15.597cm" svg:y="11.496cm">
            <text:p text:style-name="P1"><text:span text:style-name="T1">tra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xml:id="id42" draw:id="id42" draw:layer="layout" svg:width="3.653cm" svg:height="1.001cm" svg:x="15.597cm" svg:y="13.296cm">
            <text:p text:style-name="P1"><text:span text:style-name="T1">test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17.326cm" svg:y1="4.2cm" svg:x2="17.4cm" svg:y2="5.4cm" draw:start-shape="id36" draw:start-glue-point="2" draw:end-shape="id37" draw:end-glue-point="0" svg:d="m17326 4200 74 1200">
            <text:p/>
          </draw:connector>
          <draw:connector draw:style-name="gr4" draw:text-style-name="P1" draw:layer="layout" draw:type="line" svg:x1="17.426cm" svg:y1="6.9cm" svg:x2="17.425cm" svg:y2="7.698cm" draw:start-shape="id38" draw:start-glue-point="2" draw:end-shape="id39" draw:end-glue-point="0" svg:d="m17426 6900-1 798">
            <text:p/>
          </draw:connector>
          <draw:connector draw:style-name="gr4" draw:text-style-name="P1" draw:layer="layout" draw:type="line" svg:x1="17.425cm" svg:y1="8.699cm" svg:x2="17.424cm" svg:y2="9.597cm" draw:start-shape="id39" draw:start-glue-point="2" draw:end-shape="id40" draw:end-glue-point="0" svg:d="m17425 8699-1 898">
            <text:p/>
          </draw:connector>
          <draw:connector draw:style-name="gr4" draw:text-style-name="P1" draw:layer="layout" draw:type="line" svg:x1="17.424cm" svg:y1="10.598cm" svg:x2="17.423cm" svg:y2="11.496cm" draw:start-shape="id40" draw:start-glue-point="2" draw:end-shape="id41" draw:end-glue-point="0" svg:d="m17424 10598-1 898">
            <text:p/>
          </draw:connector>
          <draw:connector draw:style-name="gr4" draw:text-style-name="P1" draw:layer="layout" draw:type="line" svg:x1="17.423cm" svg:y1="12.497cm" svg:x2="17.423cm" svg:y2="13.296cm" draw:start-shape="id41" draw:start-glue-point="2" draw:end-shape="id42" draw:end-glue-point="0" svg:d="m17423 12497v799">
            <text:p/>
          </draw:connector>
        </draw:g>
        <draw:custom-shape draw:style-name="gr6" draw:text-style-name="P2" draw:layer="layout" svg:width="12.536cm" svg:height="0.9cm" svg:x="5.3cm" svg:y="15.7cm">
          <text:p text:style-name="P1"><text:span text:style-name="T1">Figure 2: Flow chart for parameter optimisation proces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6" draw:text-style-name="P2" xml:id="id45" draw:id="id45" draw:layer="layout" svg:width="3.401cm" svg:height="1.001cm" svg:x="20.099cm" svg:y="6.198cm">
          <text:p text:style-name="P1"><text:span text:style-name="T1">six_classify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6" draw:id="id46" draw:layer="layout" svg:width="4.6cm" svg:height="1.001cm" svg:x="24.099cm" svg:y="6.197cm">
          <text:p text:style-name="P1"><text:span text:style-name="T1">six_classify_by_entropy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cm" svg:height="2.7cm" svg:x="19.899cm" svg:y="5.1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44" draw:id="id44" draw:layer="layout" svg:width="2.053cm" svg:height="1.6cm" svg:x="23.099cm" svg:y="3.498cm">
          <text:p text:style-name="P1"><text:span text:style-name="T1">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xml:id="id43" draw:id="id43" draw:layer="layout" svg:width="3.111cm" svg:height="1.001cm" svg:x="22.588cm" svg:y="1.498cm">
          <text:p text:style-name="P1"><text:span text:style-name="T1">test_tre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4.143cm" svg:y1="2.499cm" svg:x2="24.126cm" svg:y2="3.498cm" draw:start-shape="id43" draw:start-glue-point="2" draw:end-shape="id44" draw:end-glue-point="4" svg:d="m24143 2499-17 999">
          <text:p/>
        </draw:connector>
        <draw:connector draw:style-name="gr4" draw:text-style-name="P1" draw:layer="layout" svg:x1="24.126cm" svg:y1="5.098cm" svg:x2="21.799cm" svg:y2="6.198cm" draw:start-shape="id44" draw:start-glue-point="6" draw:end-shape="id45" draw:end-glue-point="0" svg:d="m24126 5098v562h-2327v538">
          <text:p/>
        </draw:connector>
        <draw:connector draw:style-name="gr4" draw:text-style-name="P1" draw:layer="layout" svg:x1="24.126cm" svg:y1="5.098cm" svg:x2="26.399cm" svg:y2="6.197cm" draw:start-shape="id44" draw:start-glue-point="6" draw:end-shape="id46" draw:end-glue-point="0" svg:d="m24126 5098v562h2273v537">
          <text:p/>
        </draw:connector>
        <draw:custom-shape draw:style-name="gr11" draw:text-style-name="P2" xml:id="id51" draw:id="id51" draw:layer="layout" svg:width="4cm" svg:height="2.3cm" svg:x="14.599cm" svg:y="9.398cm">
          <text:p text:style-name="P1"><text:span text:style-name="T1">LEAF NODE</text:span></text:p>
          <text:p text:style-name="P1"><text:span text:style-name="T1">REACH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xml:id="id47" draw:id="id47" draw:layer="layout" svg:width="3.201cm" svg:height="1.001cm" svg:x="14.899cm" svg:y="4.197cm">
          <text:p text:style-name="P1"><text:span text:style-name="T1">init_attribute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8" draw:id="id48" draw:layer="layout" svg:width="3.201cm" svg:height="1.001cm" svg:x="14.899cm" svg:y="5.798cm">
          <text:p text:style-name="P1"><text:span text:style-name="T1">set_targets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49" draw:id="id49" draw:layer="layout" svg:width="4.703cm" svg:height="1.001cm" svg:x="14.199cm" svg:y="7.498cm">
          <text:p text:style-name="P1"><text:span text:style-name="T1">decision_tree_learning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6.499cm" svg:y1="5.198cm" svg:x2="16.499cm" svg:y2="5.798cm" draw:start-shape="id47" draw:start-glue-point="2" draw:end-shape="id48" draw:end-glue-point="0" svg:d="m16499 5198v600">
          <text:p/>
        </draw:connector>
        <draw:connector draw:style-name="gr4" draw:text-style-name="P1" draw:layer="layout" draw:type="line" svg:x1="16.499cm" svg:y1="6.799cm" svg:x2="16.55cm" svg:y2="7.498cm" draw:start-shape="id48" draw:start-glue-point="2" draw:end-shape="id49" draw:end-glue-point="0" svg:d="m16499 6799 51 699">
          <text:p/>
        </draw:connector>
        <draw:custom-shape draw:style-name="gr2" draw:text-style-name="P1" draw:layer="layout" svg:width="5.3cm" svg:height="8.3cm" svg:x="13.899cm" svg:y="3.8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50" draw:id="id50" draw:layer="layout" svg:width="6.2cm" svg:height="1.001cm" svg:x="13.399cm" svg:y="1.5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6.499cm" svg:y1="2.598cm" svg:x2="16.549cm" svg:y2="3.898cm" draw:start-shape="id50" draw:start-glue-point="2" svg:d="m16499 2598 50 1300">
          <text:p/>
        </draw:connector>
        <draw:connector draw:style-name="gr4" draw:text-style-name="P1" draw:layer="layout" svg:x1="14.599cm" svg:y1="10.548cm" svg:x2="14.199cm" svg:y2="7.998cm" draw:start-shape="id51" draw:start-glue-point="5" draw:end-shape="id49" draw:end-glue-point="3" svg:d="m14599 10548h-902v-2550h502">
          <text:p/>
        </draw:connector>
        <draw:connector draw:style-name="gr4" draw:text-style-name="P1" draw:layer="layout" draw:type="line" svg:x1="16.55cm" svg:y1="8.499cm" svg:x2="16.599cm" svg:y2="9.398cm" draw:start-shape="id49" draw:start-glue-point="2" draw:end-shape="id51" draw:end-glue-point="4" svg:d="m16550 8499 49 899">
          <text:p/>
        </draw:connector>
        <draw:line draw:style-name="gr4" draw:text-style-name="P1" draw:layer="layout" svg:x1="16.599cm" svg:y1="11.698cm" svg:x2="16.599cm" svg:y2="13.098cm">
          <text:p/>
        </draw:line>
        <draw:frame draw:style-name="gr13" draw:text-style-name="P2" draw:layer="layout" svg:width="1.3cm" svg:height="0.725cm" svg:x="13.499cm" svg:y="9.973cm">
          <draw:text-box>
            <text:p text:style-name="P1"><text:span text:style-name="T1">no</text:span></text:p>
          </draw:text-box>
        </draw:frame>
        <draw:frame draw:style-name="gr13" draw:text-style-name="P2" draw:layer="layout" svg:width="1.6cm" svg:height="0.725cm" svg:x="16.199cm" svg:y="11.799cm">
          <draw:text-box>
            <text:p text:style-name="P1"><text:span text:style-name="T1">yes</text:span></text:p>
          </draw:text-box>
        </draw:frame>
        <draw:custom-shape draw:style-name="gr6" draw:text-style-name="P2" xml:id="id53" draw:id="id53" draw:layer="layout" svg:width="3.5cm" svg:height="0.8cm" svg:x="22.698cm" svg:y="13.597cm">
          <text:p text:style-name="P1"><text:span text:style-name="T1">majority_valu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52" draw:id="id52" draw:layer="layout" svg:width="5.401cm" svg:height="0.8cm" svg:x="21.698cm" svg:y="11.997cm">
          <text:p text:style-name="P1"><text:span text:style-name="T1">find_entropy_from_btarget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55" draw:id="id55" draw:layer="layout" svg:width="6.802cm" svg:height="0.9cm" svg:x="21.097cm" svg:y="14.998cm">
          <text:p text:style-name="P1"><text:span text:style-name="T1">choose_best_decision_attribut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4.398cm" svg:y1="12.797cm" svg:x2="24.448cm" svg:y2="13.597cm" draw:start-shape="id52" draw:start-glue-point="2" draw:end-shape="id53" draw:end-glue-point="0" svg:d="m24398 12797v400h50v400">
          <text:p/>
        </draw:connector>
        <draw:custom-shape draw:style-name="gr2" draw:text-style-name="P1" draw:layer="layout" svg:width="7.2cm" svg:height="5.2cm" svg:x="20.899cm" svg:y="11.3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54" draw:id="id54" draw:layer="layout" svg:width="4.7cm" svg:height="1.001cm" svg:x="21.999cm" svg:y="9.698cm">
          <text:p text:style-name="P1"><text:span text:style-name="T1">decision_tree_le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4.349cm" svg:y1="10.699cm" svg:x2="24.399cm" svg:y2="11.398cm" draw:start-shape="id54" draw:start-glue-point="2" svg:d="m24349 10699 50 699">
          <text:p/>
        </draw:connector>
        <draw:connector draw:style-name="gr4" draw:text-style-name="P1" draw:layer="layout" draw:type="line" svg:x1="24.448cm" svg:y1="14.397cm" svg:x2="24.498cm" svg:y2="14.998cm" draw:start-shape="id53" draw:start-glue-point="2" draw:end-shape="id55" draw:end-glue-point="0" svg:d="m24448 14397 50 601">
          <text:p/>
        </draw:connector>
        <draw:g>
          <draw:custom-shape draw:style-name="gr1" draw:text-style-name="P2" draw:layer="layout" svg:width="3.001cm" svg:height="1.001cm" svg:x="6.2cm" svg:y="1.798cm">
            <text:p text:style-name="P1"><text:span text:style-name="T1">test_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59" draw:id="id59" draw:layer="layout" svg:width="3.2cm" svg:height="1.001cm" svg:x="6.1cm" svg:y="4.397cm">
            <text:p text:style-name="P1"><text:span text:style-name="T1">ANN_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7.8cm" svg:height="8.802cm" svg:x="3.799cm" svg:y="4.0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7.699cm" svg:y1="2.798cm" svg:x2="7.699cm" svg:y2="4.098cm" svg:d="m7699 2798v1300">
            <text:p/>
          </draw:connector>
          <draw:custom-shape draw:style-name="gr1" draw:text-style-name="P2" xml:id="id57" draw:id="id57" draw:layer="layout" svg:width="3.2cm" svg:height="1.001cm" svg:x="4.099cm" svg:y="8.899cm">
            <text:p text:style-name="P1"><text:span text:style-name="T1">gen_one_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60" draw:id="id60" draw:layer="layout" svg:width="3.2cm" svg:height="1.001cm" svg:x="5.999cm" svg:y="11.298cm">
            <text:p text:style-name="P1"><text:span text:style-name="T1">test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58" draw:id="id58" draw:layer="layout" svg:width="3.2cm" svg:height="1.001cm" svg:x="7.999cm" svg:y="8.899cm">
            <text:p text:style-name="P1"><text:span text:style-name="T1">gen_six_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" xml:id="id56" draw:id="id56" draw:layer="layout" svg:width="2.053cm" svg:height="1.6cm" svg:x="6.646cm" svg:y="6.199cm">
            <text:p text:style-name="P1"><text:span text:style-name="T1">OR</text:span></text:p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onnector draw:style-name="gr4" draw:text-style-name="P1" draw:layer="layout" svg:x1="7.673cm" svg:y1="7.799cm" svg:x2="5.699cm" svg:y2="8.899cm" draw:start-shape="id56" draw:start-glue-point="6" draw:end-shape="id57" draw:end-glue-point="0" svg:d="m7673 7799v562h-1974v538">
            <text:p/>
          </draw:connector>
          <draw:connector draw:style-name="gr4" draw:text-style-name="P1" draw:layer="layout" svg:x1="7.673cm" svg:y1="7.799cm" svg:x2="9.599cm" svg:y2="8.899cm" draw:start-shape="id56" draw:start-glue-point="6" draw:end-shape="id58" draw:end-glue-point="0" svg:d="m7673 7799v562h1926v538">
            <text:p/>
          </draw:connector>
          <draw:connector draw:style-name="gr4" draw:text-style-name="P1" draw:layer="layout" draw:type="line" svg:x1="7.7cm" svg:y1="5.398cm" svg:x2="7.673cm" svg:y2="6.199cm" draw:start-shape="id59" draw:start-glue-point="2" draw:end-shape="id56" draw:end-glue-point="4" svg:d="m7700 5398-27 801">
            <text:p/>
          </draw:connector>
          <draw:connector draw:style-name="gr4" draw:text-style-name="P1" draw:layer="layout" svg:x1="5.699cm" svg:y1="9.9cm" svg:x2="7.599cm" svg:y2="11.298cm" draw:start-shape="id57" draw:start-glue-point="2" draw:end-shape="id60" draw:end-glue-point="0" svg:d="m5699 9900v698h1900v700">
            <text:p/>
          </draw:connector>
          <draw:connector draw:style-name="gr4" draw:text-style-name="P1" draw:layer="layout" svg:x1="9.599cm" svg:y1="9.9cm" svg:x2="7.599cm" svg:y2="11.298cm" draw:start-shape="id58" draw:start-glue-point="2" draw:end-shape="id60" draw:end-glue-point="0" svg:d="m9599 9900v698h-2000v70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na Liu</meta:initial-creator>
    <meta:creation-date>2012-10-31T17:48:50</meta:creation-date>
    <dc:date>2012-11-17T17:10:43</dc:date>
    <dc:creator>Tina Liu</dc:creator>
    <meta:editing-duration>PT8H23M23S</meta:editing-duration>
    <meta:editing-cycles>31</meta:editing-cycles>
    <meta:generator>LibreOffice/3.5$Linux_X86_64 LibreOffice_project/350m1$Build-2</meta:generator>
    <meta:document-statistic meta:object-count="130"/>
  </office:meta>
</office:document-meta>
</file>